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Helvetica Neue', sans-serif"/>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4a497" officeooo:paragraph-rsid="0014a497"/>
    </style:style>
    <style:style style:name="P3" style:family="paragraph" style:parent-style-name="Standard">
      <style:paragraph-properties fo:text-align="start" style:justify-single-word="false"/>
      <style:text-properties officeooo:rsid="0014a497" officeooo:paragraph-rsid="0014a497"/>
    </style:style>
    <style:style style:name="P4" style:family="paragraph" style:parent-style-name="Standard">
      <style:paragraph-properties fo:text-align="start" style:justify-single-word="false"/>
      <style:text-properties officeooo:rsid="0014a497" officeooo:paragraph-rsid="00168965"/>
    </style:style>
    <style:style style:name="P5" style:family="paragraph" style:parent-style-name="Standard">
      <style:paragraph-properties fo:text-align="start" style:justify-single-word="false"/>
      <style:text-properties officeooo:rsid="0014a497" officeooo:paragraph-rsid="0016e435"/>
    </style:style>
    <style:style style:name="P6" style:family="paragraph" style:parent-style-name="Standard">
      <style:paragraph-properties fo:text-align="start" style:justify-single-word="false"/>
      <style:text-properties officeooo:rsid="0016e435" officeooo:paragraph-rsid="0016e435"/>
    </style:style>
    <style:style style:name="T1" style:family="text">
      <style:text-properties officeooo:rsid="00168965"/>
    </style:style>
    <style:style style:name="T2" style:family="text">
      <style:text-properties officeooo:rsid="0016e435"/>
    </style:style>
    <style:style style:name="T3" style:family="text">
      <style:text-properties style:font-name="Roboto" fo:font-weight="normal" loext:padding="0cm" loext:border="none"/>
    </style:style>
    <style:style style:name="T4" style:family="text">
      <style:text-properties fo:font-weight="normal" loext:padding="0cm" loext:border="none"/>
    </style:style>
    <style:style style:name="T5" style:family="text">
      <style:text-properties loext:padding="0cm" loext:border="none"/>
    </style:style>
    <style:style style:name="T6" style:family="text">
      <style:text-properties fo:color="#1d75cd" loext:opacity="100%" style:font-name="Roboto" fo:font-weight="normal" loext:padding-left="0cm" loext:padding-right="0cm" loext:padding-top="0cm" loext:padding-bottom="0.049cm" loext:border-left="none" loext:border-right="none" loext:border-top="none" loext:border-bottom="1.5pt dashed #acbbc2"/>
    </style:style>
    <style:style style:name="T7" style:family="text">
      <style:text-properties fo:color="#1d75cd" loext:opacity="100%" fo:font-weight="normal" loext:padding-left="0cm" loext:padding-right="0cm" loext:padding-top="0cm" loext:padding-bottom="0.049cm" loext:border-left="none" loext:border-right="none" loext:border-top="none" loext:border-bottom="1.5pt dashed #acbbc2"/>
    </style:style>
    <style:style style:name="T8" style:family="text">
      <style:text-properties officeooo:rsid="001824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lec</text:p>
      <text:p text:style-name="Standard">Bastien</text:p>
      <text:p text:style-name="Standard">1<text:span text:style-name="T8">9</text:span> ans</text:p>
      <text:p text:style-name="Standard">1er année BUT réseaux et télécoms</text:p>
      <text:p text:style-name="P1"/>
      <text:p text:style-name="P2">Contrat pour l’alternance : </text:p>
      <text:p text:style-name="P2"/>
      <text:p text:style-name="P3">Bonjour, possédant le permis B et faisant partie de la section réseau et télécoms je cherche un contrat en alternance dans le même domaine de la mise en place d’un réseau informatique via le biais de logiciel de schématisation comme Markdown avec son extension mermaid, Cisco pa<text:span text:style-name="T2">cket</text:span> trace<text:span text:style-name="T2">r</text:span> ou encore GNS3.</text:p>
      <text:p text:style-name="P5"><text:span text:style-name="T1"><text:s/></text:span><text:s/></text:p>
      <text:p text:style-name="Standard">Je suis persuadé d’être capable d’assister le technicien référent dans le but primaire d’assurer une communication entre internet et les différentes sections de l’entreprise </text:p>
      <text:p text:style-name="Standard"/>
      <text:p text:style-name="Standard">Ayant pratiqué en intérim de la gestion de courrier comme indiqué dans mon CV on était tenu en pression pour que le courrier puisse partir avant un temps bien spécifique, je peux donc vous assurez que j’arrive à travailler sous pression et j’y suis habitué. </text:p>
      <text:p text:style-name="Standard"/>
      <text:p text:style-name="Standard">La protection est importante pour moi, l’intérim ne m’avait pas fourni de chaussure de sécurité j’ai alors demandé le jour de l’arrivée dans l’entreprise une solution donc la possibilité de pouvoir porter un équipement de protection (coque sur chaussure, ou chaussure) j’ai pu alors récupérer des chaussures de sécurité. </text:p>
      <text:p text:style-name="Standard"/>
      <text:p text:style-name="Standard"/>
      <text:p text:style-name="Standard">En espérant vous avoir convaincu je vous adresse mes salutations les plus distinguées Madame, Monsieur </text:p>
      <text:p text:style-name="Standard">Cordialement Helec Basti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08:18:18.696274954</meta:creation-date>
    <dc:date>2022-11-07T09:17:44.275200759</dc:date>
    <meta:editing-duration>PT8M54S</meta:editing-duration>
    <meta:editing-cycles>2</meta:editing-cycles>
    <meta:generator>LibreOffice/7.3.6.2$Linux_X86_64 LibreOffice_project/30$Build-2</meta:generator>
    <meta:document-statistic meta:table-count="0" meta:image-count="0" meta:object-count="0" meta:page-count="1" meta:paragraph-count="12" meta:word-count="201" meta:character-count="1269" meta:non-whitespace-character-count="1072"/>
  </office:meta>
</office:document-meta>
</file>